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ymas</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y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perdre au loin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y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transmis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ymas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transmett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ymas,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transmis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transmett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transmett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Transmett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voix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transmis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le]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par le fait de.</text:span> </text:p>
      <text:p text:style-name="P4">MATTHIEU  15</text:p>
      <text:p text:style-name="Text_20_body"><text:span text:style-name="T2">1</text:span> <text:span text:style-name="T1">Alors se viennent vers à le à Iésous au loin de Ierosolymas Pharisiens et lettrés disants·</text:span> <text:span text:style-name="T2">2</text:span> <text:span text:style-name="T1">par le fait de quel les disciples de toi transgressent la transmission de les de plus anciens; non car se lavent les mains [de eux] lorsque le cas échéant pain que mangent.</text:span> <text:span text:style-name="T2">3</text:span> <text:span text:style-name="T1">celui cependant ayant été répondu dit à eux· par le fait de quel aussi vous vous transgressez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ymas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transmis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voix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transmit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voix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voix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ymas prit à côté les douze [disciples] selon en propre et en à la à chemin dit à eux·</text:span> <text:span text:style-name="T2">18</text:span> <text:span text:style-name="T1">voici nous montons envers Ierosolymas, et le fils de le de être humain sera transmis à les à chefs sacrificateurs et à lettrés, et jugeront contre lui à trépas</text:span> <text:span text:style-name="T2">19</text:span> <text:span text:style-name="T1">et transmett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voixa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ymas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ymas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transmett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transmett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transmit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transmi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transmi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transmis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transmettrai lui; ceux cependant dressèrent à lui trente objets d'argents.</text:span> <text:span text:style-name="T2">16</text:span> <text:span text:style-name="T1">et au loin alors cherchait moment de bien afin que lui que transmett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transmett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transmettra.</text:span> <text:span text:style-name="T2">24</text:span> <text:span text:style-name="T1">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5</text:span> <text:span text:style-name="T1">ayant été répondu cependant Iouda celui transmett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voixer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transmis envers mains de fauteurs.</text:span> <text:span text:style-name="T2">46</text:span> <text:span text:style-name="T1">soyez éveillés que nous conduisions· voici a approché celui transmett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transmett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voixa.</text:span> <text:span text:style-name="T2">75</text:span> <text:span text:style-name="T1">et fut mémorisé le Pierre de le de oral de Iésous de ayant dit en ce que avant coq voixer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transmirent à Pilatus à le à gouverneur.</text:span> <text:span text:style-name="T2">3</text:span> <text:span text:style-name="T1">Alors ayant vu Iouda celui transmettant lui en ce que fut jugé contre, ayant été repenti tourna les trente objets d'argents à les à chefs sacrificateurs et à plus anciens</text:span> <text:span text:style-name="T2">4</text:span> <text:span text:style-name="T1">disant· je fautai ayant transmis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transmi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transmit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voixe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transmis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voixé à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ymas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transmit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ymas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transmett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ymas.</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transmî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transmis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voixa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ymas,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ymas, et le fils de le de être humain sera transmis à les à chefs sacrificateurs et à les à lettrés, et jugeront contre lui à trépas et transmett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voixez lui. et voixent le aveugle disants à lui· aie courage, éveille, voixe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ymas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ymas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ymas.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ymas.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écout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transmett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transmett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transmett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transmette à eux.</text:span> <text:span text:style-name="T2">11</text:span> <text:span text:style-name="T1">ceux cependant ayants écoutés furent été de joie et se promirent à lui objet d'argent donner. et cherchait comment? lui en bien moment que transmett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transmett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voixer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transmis le fils de le de être humain envers les mains de les de fauteurs.</text:span> <text:span text:style-name="T2">42</text:span> <text:span text:style-name="T1">soyez éveillés que nous conduisions· voici celui transmett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transmett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voixa].</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voixa. Et fut remémoré le Pierre le oral comme dit à lui le Iésous en ce que avant coq voixer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transmi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transmis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transmit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voixe.</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ymas.</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transmi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voixa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ymas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surinterrogeaient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transmis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voix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perdre au loin;</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voix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par le fait de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voix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voixait·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voixa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voix se devint hors de la de nuée disante· celui-ci est le fils de moi celui ayant été élu, de lui écoutez.</text:span> <text:span text:style-name="T2">36</text:span> <text:span text:style-name="T1">et en à ce se devenir la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transmis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transmis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transmett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voix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ymas.</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voixe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voixé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voixé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transmis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voixé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ymas.</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transmettre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transmett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transmis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transmette lui.</text:span> <text:span text:style-name="T2">5</text:span> <text:span text:style-name="T1">et furent été de joie et se posèrent ensemble à lui objet d'argent donner.</text:span> <text:span text:style-name="T2">6</text:span> <text:span text:style-name="T1">et avoua à l'excès, et cherchait moment de bien de ce transmettre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transmettant moi avec de moi sur de la de table.</text:span> <text:span text:style-name="T2">22</text:span> <text:span text:style-name="T1">en ce que le fils certes de le de être humain selon ce ayant été limité se va, toutefois Ouai à le à être humain à celui-là par de lequel est transmis.</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voixera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transmet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voixa coq.</text:span> <text:span text:style-name="T2">61</text:span> <text:span text:style-name="T1">et ayant été tourné le Maître entra regard à le à Pierre, et fut remémoré le dessous le Pierre de le de oral de le de Maître comme dit à lui en ce que avant coq voixer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ymas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voixa auprès à eux voulant délier au loin le Iésous.</text:span> <text:span text:style-name="T2">21</text:span> <text:span text:style-name="T1">ceux cependant voix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voix à grandes se demandants lui être crucifié, et avaient la ténacité de haut en bas les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transmit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voixé à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transmis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transmi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ymas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voixer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voixe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ymas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ymas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voixe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ymas est le lieu là où prosterner vers attache de lien.</text:span> <text:span text:style-name="T2">21</text:span> <text:span text:style-name="T1">dit à elle le Iésous· crois à moi, femme, en ce que se vient heure lorsque ni en à le à montagne à ce-ci ni en à Ierosolymas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ymas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ymas.</text:span> <text:span text:style-name="T2">2</text:span> <text:span text:style-name="T1">Est cependant en à les à Ierosolymas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transmett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transmettre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voixèrent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Voixèrent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voix de lui écoute et les en propres brebis voixe selon nom et conduit dehors eux.</text:span> <text:span text:style-name="T2">4</text:span> <text:span text:style-name="T1">lorsque le cas échéant les en propres tous que éjecte, en devers de eux se va et les brebis à lui suit, en ce que ont su la voix de lui·</text:span> <text:span text:style-name="T2">5</text:span> <text:span text:style-name="T1">à d'autrui cependant non ne pas que suivent, mais se fuiront au loin de lui, en ce que non ont su de les de d'autruis la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ymas,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ymas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voixa Mariam la soeur de elle en omission ayante dite· le enseignant est à côté et voixe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ymas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transmettre·</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ymas</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voixa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transmett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transmett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voixez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transmett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voixe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transmett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transmett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voixa.</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transmî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voixa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transmi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transmis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transmis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transmit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transmit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transmett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ymas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transgressa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ô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transmî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voix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transmit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mplètement se devint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transmit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ymas,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transmett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ymas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ymas, nombreuses en outre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voixé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voixé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voixés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ymas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transmis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voixait sur· de Dieu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ymas.</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voix· redresse sur les pieds de toi droit. et se bondit et piétinait autour.</text:span> <text:span text:style-name="T2">11</text:span> <text:span text:style-name="T1">les en outre foules ayants vus lequel fit Paulus surélevèrent la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transmi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ymas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voix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transmi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transmis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transmettaient à eux gardienner les dogmes ces ayants étés jugés sous de les de envoyés et de plus anciens de ceux en à Ierosolymas.</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voixa cependant à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ymas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ymas.</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ymas.</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transmett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ymas·</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ymas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voix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voix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voix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transmett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voix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par le fait de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ymas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ymas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ymas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ymas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ymas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ymas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ymas ont su tous [les] Ioudaiens</text:span> <text:span text:style-name="T2">5</text:span> <text:span text:style-name="T1">connaissants avant moi d'en haut, si le cas échéant que veuillent témoigner, en ce que selon la plus exacte hérésie de la de nô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ymas,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ymas,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transmett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par le fait de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par le fait de sur la terre.</text:span> </text:p>
      <text:p text:style-name="P4">ACTES  28</text:p>
      <text:p text:style-name="Text_20_body"><text:span text:style-name="T2">1</text:span> <text:span text:style-name="T1">Et ayants étés sauvés par le fait de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par le fait de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ymas je fus transmis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non consonants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transmit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transmit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text:span> <text:span text:style-name="T2">28</text:span> <text:span text:style-name="T1">Et de haut en bas comme non éprouvèrent le Dieu avoir en à reconnaissance, transmit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transmis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transmis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transmit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hors de écoute, la cependant écout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ô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transmettre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transmis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transmis à vous, en ce que le Maître Iésous en à la à nuit à laquelle était transmis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transmett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voix sont en à monde et aucun sans voix·</text:span> <text:span text:style-name="T2">11</text:span> <text:span text:style-name="T1">si le cas échéant donc ne pas que j'ai su la puissance de la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transmis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transmett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transmi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ymas vers les d'avant de moi envoyés, mais j'éloignai envers Arabie et de nouveau je retournai en arrière envers Damas.</text:span> <text:span text:style-name="T2">18</text:span> <text:span text:style-name="T1">Ensuite après ans trois je vins de bas en haut envers Ierosolymas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ymas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transmis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écout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écout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transmi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transmit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transmit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transmis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ôtre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ôtre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aussi grand temps, de haut en bas comme a été prédit· aujourd'hui si le cas échéant de la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transgressi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transmett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par le fait de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voix de ayante étée portée à lui de telle sous de la de magnificente de gloire· le fils de moi le aimé de moi celui-ci est envers lequel moi j'estimai en bien</text:span> <text:span text:style-name="T2">18</text:span> <text:span text:style-name="T1">et celle-ci la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transmit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écout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voix en de être humain à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transmis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ô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ri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ô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ri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transmis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voix de lui comm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voix de messagers de nombreux en cercle de le de trône et de les de êtres vivants et de les de plus anciens, et était le nombre de eux myriades de myriades et milliers de milliers</text:span> <text:span text:style-name="T2">12</text:span> <text:span text:style-name="T1">disants à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voix à grande· Ouai Ouai Ouai ceux établissants maison d'habitation sur de la de terre hors de les de restante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voix de les de ailes de elles comm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voix à grande comme certes lion se mugit. et lorsque croassa, bavardèrent les sept tonnerres les de elles-mêmes voix.</text:span> <text:span text:style-name="T2">4</text:span> <text:span text:style-name="T1">et lorsque bavardèrent les sept tonnerres, j'imminais grapher, et j'écoutai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voix de le de septième de messager, lorsque le cas échéant que immine trompetter salpinx, aussi fut achevé le mystère de le de Dieu, comme évangélisa les de lui-même mâles esclaves les prophètes.</text:span> <text:span text:style-name="T2">8</text:span> <text:span text:style-name="T1">Et la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messager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voix hors de le de ciel comme voix de eaux de nombreux et comme voix de tonnerre de grande, et la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voixa à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voix grande hors de le de temple au loin de le de trône disante· a devenu.</text:span> <text:span text:style-name="T2">18</text:span> <text:span text:style-name="T1">et se devinrent éclairs et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voix de citharistes et de musiciens et de flûtistes et de trompettistes salpinx non ne pas que soit écouté en à toi encore, et tout technicien de toute de technicité non ne pas que soit trouvé en à toi encore, et voix de meule non ne pas que soit écouté en à toi encore,</text:span> <text:span text:style-name="T2">23</text:span> <text:span text:style-name="T1">et lumière de chandelle non ne pas que apparaisse en lumière en à toi encore, et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voix au loin de le de trône sortit disante· louez à le à Dieu de nous tous les mâles esclaves de lui [et] ceux se effrayants lui, les petits et les grands.</text:span> <text:span text:style-name="T2">6</text:span> <text:span text:style-name="T1">Et j'écoutai comme voix de foule de nombreux et comme voix de eaux de nombreux et comm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535" meta:character-count="1175805" meta:non-whitespace-character-count="950255"/>
    <meta:generator>LibreOffice/7.2.4.1$Windows_X86_64 LibreOffice_project/27d75539669ac387bb498e35313b970b7fe9c4f9</meta:generator>
    <meta:user-defined meta:name="viewport">width=device-width, initial-scale=1</meta:user-defined>
  </office:meta>
</office:document-meta>
</file>